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BSecurityHandler.login( Map login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DBSecurityHandler.logout( Map context , org . apache . cocoon . auth . User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